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3.6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Brand ID</text:p>
          </table:table-cell>
          <table:table-cell office:value-type="string" calcext:value-type="string">
            <text:p>Brand Name</text:p>
          </table:table-cell>
          <table:table-cell office:value-type="string" calcext:value-type="string">
            <text:p>Style Cat No</text:p>
          </table:table-cell>
          <table:table-cell office:value-type="string" calcext:value-type="string">
            <text:p>Reason Not Imprin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string" calcext:value-type="string">
            <text:p>3301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string" calcext:value-type="string">
            <text:p>5450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CP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T3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T6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ltex</text:p>
          </table:table-cell>
          <table:table-cell office:value-type="string" calcext:value-type="string">
            <text:p>0213TC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F25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20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50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51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YT20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4528M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amwork Athletic Apparel</text:p>
          </table:table-cell>
          <table:table-cell office:value-type="string" calcext:value-type="string">
            <text:p>1499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6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410" calcext:value-type="float">
            <text:p>84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bbit Skins</text:p>
          </table:table-cell>
          <table:table-cell office:value-type="string" calcext:value-type="string">
            <text:p>3301J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485 (1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47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ry Duck</text:p>
          </table:table-cell>
          <table:table-cell office:value-type="string" calcext:value-type="string">
            <text:p>5 (Do Not Use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22C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ltex</text:p>
          </table:table-cell>
          <table:table-cell office:value-type="string" calcext:value-type="string">
            <text:p>0240TC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T60G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YST3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70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3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1280 (2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d House</text:p>
          </table:table-cell>
          <table:table-cell office:value-type="string" calcext:value-type="string">
            <text:p>NEW RH48 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F246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K46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am's Essentials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993B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50L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IND4000Z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am's Essentials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am's Essentials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ZH100 (YOUTH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IND4000Z - 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poong</text:p>
          </table:table-cell>
          <table:table-cell office:value-type="string" calcext:value-type="string">
            <text:p>6511W/Twill Trucker -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69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A6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865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B8413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C19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C1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35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1927 (1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47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ST254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ST25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ST56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IND4000Z (2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sman</text:p>
          </table:table-cell>
          <table:table-cell office:value-type="string" calcext:value-type="string">
            <text:p>7716SC (1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1286 (A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T68G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437b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363807 Nike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65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65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uthentic Headwear</text:p>
          </table:table-cell>
          <table:table-cell office:value-type="string" calcext:value-type="string">
            <text:p>AH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7006 (uc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35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468V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25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YST700L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700L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ST3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50d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ct Threads</text:p>
          </table:table-cell>
          <table:table-cell office:value-type="string" calcext:value-type="string">
            <text:p>DT25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K469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ss22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705b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trict Made</text:p>
          </table:table-cell>
          <table:table-cell office:value-type="string" calcext:value-type="string">
            <text:p>DM40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3480Y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210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ZOD</text:p>
          </table:table-cell>
          <table:table-cell office:value-type="float" office:value="13498" calcext:value-type="float">
            <text:p>1349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58885" calcext:value-type="float">
            <text:p>588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29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62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624(TRUCKER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mel Towel Company</text:p>
          </table:table-cell>
          <table:table-cell office:value-type="string" calcext:value-type="string">
            <text:p>C1518GH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mel Towel Company</text:p>
          </table:table-cell>
          <table:table-cell office:value-type="string" calcext:value-type="string">
            <text:p>C1518GH (A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es</text:p>
          </table:table-cell>
          <table:table-cell office:value-type="string" calcext:value-type="string">
            <text:p>N2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berty Bags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-3633" calcext:value-type="float">
            <text:p>-363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ssel Outdoors</text:p>
          </table:table-cell>
          <table:table-cell office:value-type="string" calcext:value-type="string">
            <text:p>NP0021R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atherLit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rnside</text:p>
          </table:table-cell>
          <table:table-cell office:value-type="string" calcext:value-type="string">
            <text:p>B930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rnside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ct Threads</text:p>
          </table:table-cell>
          <table:table-cell office:value-type="string" calcext:value-type="string">
            <text:p>DT62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19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fer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81" calcext:value-type="float">
            <text:p>888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413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88V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tyle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A5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ef Designs</text:p>
          </table:table-cell>
          <table:table-cell office:value-type="string" calcext:value-type="string">
            <text:p>TT3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614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6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am's Essentials</text:p>
          </table:table-cell>
          <table:table-cell office:value-type="string" calcext:value-type="string">
            <text:p>AP2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tyle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tyle</text:p>
          </table:table-cell>
          <table:table-cell office:value-type="float" office:value="9304" calcext:value-type="float">
            <text:p>93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V006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float" office:value="8913" calcext:value-type="float">
            <text:p>891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550B-USAB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eatherproof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13V023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1202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09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099Y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13V004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13V00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J3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132 (2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V021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w Balance</text:p>
          </table:table-cell>
          <table:table-cell office:value-type="string" calcext:value-type="string">
            <text:p>NB7119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w Balance</text:p>
          </table:table-cell>
          <table:table-cell office:value-type="string" calcext:value-type="string">
            <text:p>NB711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BE Sportswear</text:p>
          </table:table-cell>
          <table:table-cell office:value-type="string" calcext:value-type="string">
            <text:p><text:s/>K3GS56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BE Sportswear</text:p>
          </table:table-cell>
          <table:table-cell office:value-type="string" calcext:value-type="string">
            <text:p>K3GS56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22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22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F22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234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28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995M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string" calcext:value-type="string">
            <text:p>N81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72500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ega Cap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A8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es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lubag</text:p>
          </table:table-cell>
          <table:table-cell office:value-type="string" calcext:value-type="string">
            <text:p>Eco Friendly Reusable Non-Woven Shopping Tote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L39V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float" office:value="16130" calcext:value-type="float">
            <text:p>161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ddie Bauer</text:p>
          </table:table-cell>
          <table:table-cell office:value-type="string" calcext:value-type="string">
            <text:p>EB55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Era</text:p>
          </table:table-cell>
          <table:table-cell office:value-type="string" calcext:value-type="string">
            <text:p>NE4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05" calcext:value-type="float">
            <text:p>880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CSV40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6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float" office:value="8915" calcext:value-type="float">
            <text:p>891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M400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W400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Era</text:p>
          </table:table-cell>
          <table:table-cell office:value-type="string" calcext:value-type="string">
            <text:p>NE9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float" office:value="92500" calcext:value-type="float">
            <text:p>925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1-Skate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Skate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Shin Guard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Chest Protector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Elbow Pad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lexfit</text:p>
          </table:table-cell>
          <table:table-cell office:value-type="string" calcext:value-type="string">
            <text:p>6210FF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B533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533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ry Duck</text:p>
          </table:table-cell>
          <table:table-cell office:value-type="string" calcext:value-type="string">
            <text:p>5020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V052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sid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1935e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V Sport</text:p>
          </table:table-cell>
          <table:table-cell office:value-type="string" calcext:value-type="string">
            <text:p>W235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fort Colors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string" calcext:value-type="string">
            <text:p>3516 ne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 Heusen</text:p>
          </table:table-cell>
          <table:table-cell office:value-type="string" calcext:value-type="string">
            <text:p>V011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528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S65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J35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sman</text:p>
          </table:table-cell>
          <table:table-cell office:value-type="string" calcext:value-type="string">
            <text:p>SP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bbit Skins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bbit Skins</text:p>
          </table:table-cell>
          <table:table-cell office:value-type="string" calcext:value-type="string">
            <text:p>3933D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72000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string" calcext:value-type="string">
            <text:p>N63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62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995Y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lloway</text:p>
          </table:table-cell>
          <table:table-cell office:value-type="float" office:value="229158" calcext:value-type="float">
            <text:p>22915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erra Pacific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47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es</text:p>
          </table:table-cell>
          <table:table-cell office:value-type="string" calcext:value-type="string">
            <text:p>N2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81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ouinard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ouinard</text:p>
          </table:table-cell>
          <table:table-cell office:value-type="string" calcext:value-type="string">
            <text:p>1595 Ne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90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M48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24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es</text:p>
          </table:table-cell>
          <table:table-cell office:value-type="string" calcext:value-type="string">
            <text:p>n29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4/7 Lifestyle</text:p>
          </table:table-cell>
          <table:table-cell office:value-type="string" calcext:value-type="string">
            <text:p>DT25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25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side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562B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516" calcext:value-type="float">
            <text:p>851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float" office:value="8614" calcext:value-type="float">
            <text:p>861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estnut Hill</text:p>
          </table:table-cell>
          <table:table-cell office:value-type="string" calcext:value-type="string">
            <text:p>CH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550B Custom North Dakot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3020BC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550B Custom Wings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HP224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39TK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K469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TLF21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string" calcext:value-type="string">
            <text:p>42400B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HP224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2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TG024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6410" calcext:value-type="float">
            <text:p>64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87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921-Ne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B03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lexfit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t Bull Cap</text:p>
          </table:table-cell>
          <table:table-cell office:value-type="string" calcext:value-type="string">
            <text:p>FB035-GX-HPINK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CSV4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PF96M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string" calcext:value-type="string">
            <text:p>S160AM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trict Made</text:p>
          </table:table-cell>
          <table:table-cell office:value-type="string" calcext:value-type="string">
            <text:p>DM42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berty Bags</text:p>
          </table:table-cell>
          <table:table-cell office:value-type="string" calcext:value-type="string">
            <text:p>8875 (new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P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orado Clothing</text:p>
          </table:table-cell>
          <table:table-cell office:value-type="string" calcext:value-type="string">
            <text:p>13435O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ry Duck</text:p>
          </table:table-cell>
          <table:table-cell office:value-type="string" calcext:value-type="string">
            <text:p>D530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SF60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orm Creek</text:p>
          </table:table-cell>
          <table:table-cell office:value-type="string" calcext:value-type="string">
            <text:p>4608 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AD</text:p>
          </table:table-cell>
          <table:table-cell office:value-type="string" calcext:value-type="string">
            <text:p>OAD00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2417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S149 Ne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string" calcext:value-type="string">
            <text:p>18700F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poong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uck Original</text:p>
          </table:table-cell>
          <table:table-cell office:value-type="float" office:value="27218" calcext:value-type="float">
            <text:p>27218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39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54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SS2200Z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ke</text:p>
          </table:table-cell>
          <table:table-cell office:value-type="float" office:value="203697" calcext:value-type="float">
            <text:p>20369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ke</text:p>
          </table:table-cell>
          <table:table-cell office:value-type="float" office:value="578674" calcext:value-type="float">
            <text:p>57867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dan</text:p>
          </table:table-cell>
          <table:table-cell office:value-type="string" calcext:value-type="string">
            <text:p>18800 (2)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6931" calcext:value-type="float">
            <text:p>693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4/7 Lifestyle</text:p>
          </table:table-cell>
          <table:table-cell office:value-type="string" calcext:value-type="string">
            <text:p>J813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13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6730" calcext:value-type="float">
            <text:p>67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trict Made</text:p>
          </table:table-cell>
          <table:table-cell office:value-type="string" calcext:value-type="string">
            <text:p>DM1190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88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86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8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92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.A.Tees</text:p>
          </table:table-cell>
          <table:table-cell office:value-type="string" calcext:value-type="string">
            <text:p>L35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pine Fleece</text:p>
          </table:table-cell>
          <table:table-cell office:value-type="float" office:value="8710" calcext:value-type="float">
            <text:p>871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SW2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SW2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ie-Dyed</text:p>
          </table:table-cell>
          <table:table-cell office:value-type="string" calcext:value-type="string">
            <text:p>H1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BE Sportswear</text:p>
          </table:table-cell>
          <table:table-cell office:value-type="string" calcext:value-type="string">
            <text:p>6148RG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F282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side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erra Pacific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orado Clothing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4930R - Revamped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M11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B844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gio</text:p>
          </table:table-cell>
          <table:table-cell office:value-type="string" calcext:value-type="string">
            <text:p>OE3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gio</text:p>
          </table:table-cell>
          <table:table-cell office:value-type="string" calcext:value-type="string">
            <text:p>LOE32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BG3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W232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314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gio</text:p>
          </table:table-cell>
          <table:table-cell office:value-type="string" calcext:value-type="string">
            <text:p>OE32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lexfit</text:p>
          </table:table-cell>
          <table:table-cell office:value-type="string" calcext:value-type="string">
            <text:p>6210C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SF73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gio</text:p>
          </table:table-cell>
          <table:table-cell office:value-type="string" calcext:value-type="string">
            <text:p>OG12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lucap</text:p>
          </table:table-cell>
          <table:table-cell office:value-type="string" calcext:value-type="string">
            <text:p>VC6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W324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gio</text:p>
          </table:table-cell>
          <table:table-cell office:value-type="string" calcext:value-type="string">
            <text:p>LOE3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6765" calcext:value-type="float">
            <text:p>676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L Kishigo</text:p>
          </table:table-cell>
          <table:table-cell office:value-type="string" calcext:value-type="string">
            <text:p>1193-1194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ke</text:p>
          </table:table-cell>
          <table:table-cell office:value-type="float" office:value="578673" calcext:value-type="float">
            <text:p>57867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Apparel</text:p>
          </table:table-cell>
          <table:table-cell office:value-type="string" calcext:value-type="string">
            <text:p>S105AM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300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 America</text:p>
          </table:table-cell>
          <table:table-cell office:value-type="string" calcext:value-type="string">
            <text:p>J861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329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210P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W329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CS41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CS402P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525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29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9881" calcext:value-type="float">
            <text:p>988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ddie Bauer</text:p>
          </table:table-cell>
          <table:table-cell office:value-type="string" calcext:value-type="string">
            <text:p>EB5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TLK5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K5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348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dam's Essentials</text:p>
          </table:table-cell>
          <table:table-cell office:value-type="string" calcext:value-type="string">
            <text:p>LG1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fers</text:p>
          </table:table-cell>
          <table:table-cell office:value-type="float" office:value="123457" calcext:value-type="float">
            <text:p>123457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 of the Loom</text:p>
          </table:table-cell>
          <table:table-cell office:value-type="string" calcext:value-type="string">
            <text:p>SF72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8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779US</text:p>
          </table:table-cell>
          <table:table-cell office:value-type="string" calcext:value-type="string">
            <text:p>US7779 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urnside</text:p>
          </table:table-cell>
          <table:table-cell office:value-type="string" calcext:value-type="string">
            <text:p>B8259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ormtech</text:p>
          </table:table-cell>
          <table:table-cell office:value-type="string" calcext:value-type="string">
            <text:p>PX-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C CAPS</text:p>
          </table:table-cell>
          <table:table-cell office:value-type="string" calcext:value-type="string">
            <text:p>KC891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ltex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berty Bags</text:p>
          </table:table-cell>
          <table:table-cell office:value-type="string" calcext:value-type="string">
            <text:p>A13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bbit Skins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quipment Sanitizing</text:p>
          </table:table-cell>
          <table:table-cell office:value-type="string" calcext:value-type="string">
            <text:p>1-Bag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ct Threads</text:p>
          </table:table-cell>
          <table:table-cell office:value-type="string" calcext:value-type="string">
            <text:p>DT6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strict Threads</text:p>
          </table:table-cell>
          <table:table-cell office:value-type="string" calcext:value-type="string">
            <text:p>DT60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TLK54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2359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4/7 Lifestyle</text:p>
          </table:table-cell>
          <table:table-cell office:value-type="float" office:value="6597" calcext:value-type="float">
            <text:p>659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66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70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fort Colors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fort Colors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TLS600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38" calcext:value-type="float">
            <text:p>8838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Zkapz</text:p>
          </table:table-cell>
          <table:table-cell office:value-type="string" calcext:value-type="string">
            <text:p>ZK64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poong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berty Bags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<text:s/>JST9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uck Original</text:p>
          </table:table-cell>
          <table:table-cell office:value-type="float" office:value="26273" calcext:value-type="float">
            <text:p>2627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5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K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TLK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TLK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TST65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lwark</text:p>
          </table:table-cell>
          <table:table-cell office:value-type="string" calcext:value-type="string">
            <text:p>QT12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istrict Made</text:p>
          </table:table-cell>
          <table:table-cell office:value-type="string" calcext:value-type="string">
            <text:p>DM42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lumbia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lumbia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ffe</text:p>
          </table:table-cell>
          <table:table-cell office:value-type="string" calcext:value-type="string">
            <text:p>461V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ffe</text:p>
          </table:table-cell>
          <table:table-cell office:value-type="string" calcext:value-type="string">
            <text:p>093V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ffe</text:p>
          </table:table-cell>
          <table:table-cell office:value-type="string" calcext:value-type="string">
            <text:p>2706V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66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6223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PRM33SBP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vil</text:p>
          </table:table-cell>
          <table:table-cell office:value-type="string" calcext:value-type="string">
            <text:p>6750V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fort Colors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ouinard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265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JST62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K547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ebok</text:p>
          </table:table-cell>
          <table:table-cell office:value-type="string" calcext:value-type="string">
            <text:p>Van Away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la</text:p>
          </table:table-cell>
          <table:table-cell office:value-type="float" office:value="8803" calcext:value-type="float">
            <text:p>880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60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mline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LST85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85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n Arbor Te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2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dependent Trading Co.</text:p>
          </table:table-cell>
          <table:table-cell office:value-type="string" calcext:value-type="string">
            <text:p>PRM22BZ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537W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C351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xt Level Apparel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BE Sportswear</text:p>
          </table:table-cell>
          <table:table-cell office:value-type="string" calcext:value-type="string">
            <text:p>K3G56A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550A-Pro Series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xt Level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rolina Sewn</text:p>
          </table:table-cell>
          <table:table-cell office:value-type="string" calcext:value-type="string">
            <text:p>C38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rolina Sewn</text:p>
          </table:table-cell>
          <table:table-cell office:value-type="string" calcext:value-type="string">
            <text:p>C38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ierra Pacifi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51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lvin Klei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lvin Klein</text:p>
          </table:table-cell>
          <table:table-cell office:value-type="string" calcext:value-type="string">
            <text:p>13CK0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L23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800A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562M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rzees</text:p>
          </table:table-cell>
          <table:table-cell office:value-type="string" calcext:value-type="string">
            <text:p>4850MR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90 Crewneck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t and Company</text:p>
          </table:table-cell>
          <table:table-cell office:value-type="string" calcext:value-type="string">
            <text:p>PC90H Hooded Sweatshirt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965" calcext:value-type="float">
            <text:p>8965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string" calcext:value-type="string">
            <text:p>8250L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A19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DT6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TLK 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K 80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W534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TLCS41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sman</text:p>
          </table:table-cell>
          <table:table-cell office:value-type="string" calcext:value-type="string">
            <text:p>SP3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dger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amwork Athletic Apparel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amwork Athletic Apparel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amwork Athletic Apparel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amwork Athletic Apparel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hletic Knit</text:p>
          </table:table-cell>
          <table:table-cell office:value-type="string" calcext:value-type="string">
            <text:p>H550A Pro Series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4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ST340LS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ortek</text:p>
          </table:table-cell>
          <table:table-cell office:value-type="string" calcext:value-type="string">
            <text:p>YST340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ilton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Brand not found in CR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lorado Clothing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Club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rt Authority</text:p>
          </table:table-cell>
          <table:table-cell office:value-type="string" calcext:value-type="string">
            <text:p>L233</text:p>
          </table:table-cell>
          <table:table-cell office:value-type="string" calcext:value-type="string">
            <text:p>Brand and catalog_no doesn't match imprintable in CR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Brand and Catalog_No don't Match CRM Imprintable</text:p>
          </table:table-cell>
          <table:table-cell table:formula="of:=COUNTIF([.D3:.D485]; &quot;Brand and catalog_no doesn't match imprintable in CRM&quot;)" office:value-type="float" office:value="399" calcext:value-type="float">
            <text:p>39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rand not found in CRM</text:p>
          </table:table-cell>
          <table:table-cell table:formula="of:=COUNTIF([.D3:.D488]; &quot;Brand not found in CRM&quot;)"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D488:.D489])" office:value-type="float" office:value="483" calcext:value-type="float">
            <text:p>483</text:p>
          </table:table-cell>
        </table:table-row>
        <table:table-row table:style-name="ro1" table:number-rows-repeated="104808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3:32:41.300130562</dc:date>
    <meta:document-statistic meta:table-count="1" meta:cell-count="1942" meta:object-count="0"/>
    <meta:generator>LibreOffice/4.2.8.2$Linux_X86_64 LibreOffice_project/420m0$Build-2</meta:generator>
  </office:meta>
</office:document-meta>
</file>